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rVector.CharVector( char [ ] a , int 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Vector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Vecto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Vector.CharVector( int capac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harVector.ge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Vector.trimTo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harVector.alloc( int siz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harVector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Vector.CharVector( char [ ]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rVector.put( int index , char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Vector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Vector.CharV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rVector.capac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